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9dfda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d3f8f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3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draw:marker-end="Arrow" draw:marker-end-width="0.2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.03cm" fo:padding-bottom="0.03cm" fo:padding-left="0.05cm" fo:padding-right="0.05cm"/>
    </style:style>
    <style:style style:name="gr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666666" draw:shadow-opacity="70%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d8ffde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cm" fo:min-width="0cm" fo:padding-top="0.03cm" fo:padding-bottom="0.03cm" fo:padding-left="0.05cm" fo:padding-right="0.05cm"/>
    </style:style>
    <style:style style:name="gr10" style:family="graphic" style:parent-style-name="standard">
      <style:graphic-properties draw:stroke="dash" draw:stroke-dash="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2cm" fo:min-width="0cm" fo:padding-top="0.03cm" fo:padding-bottom="0.03cm" fo:padding-left="0.05cm" fo:padding-right="0.05cm"/>
    </style:style>
    <style:style style:name="gr12" style:family="graphic" style:parent-style-name="standard">
      <style:graphic-properties svg:stroke-width="0.02cm" svg:stroke-color="#000000" draw:marker-start-width="0.23cm" draw:marker-end-width="0.23cm" draw:fill="solid" draw:fill-color="#f5ffb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3" style:family="graphic" style:parent-style-name="standard">
      <style:graphic-properties svg:stroke-width="0.02cm" svg:stroke-color="#000000" draw:marker-start-width="0.23cm" draw:marker-end-width="0.23cm" draw:fill-color="#e6e6e6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4" style:family="graphic" style:parent-style-name="standard">
      <style:graphic-properties svg:stroke-width="0.02cm" svg:stroke-color="#000000" draw:marker-start-width="0.23cm" draw:marker-end-width="0.23cm" draw:fill="solid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80%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24cm" fo:padding-top="0.03cm" fo:padding-bottom="0.03cm" fo:padding-left="0.05cm" fo:padding-right="0.05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5cm" fo:padding-top="0.03cm" fo:padding-bottom="0.03cm" fo:padding-left="0.05cm" fo:padding-right="0.05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835cm" fo:min-width="2.521cm" fo:padding-top="0.03cm" fo:padding-bottom="0.03cm" fo:padding-left="0.05cm" fo:padding-right="0.05cm"/>
    </style:style>
    <style:style style:name="gr18" style:family="graphic" style:parent-style-name="standard">
      <style:graphic-properties svg:stroke-width="0.02cm" svg:stroke-color="#000000" draw:marker-start-width="0.24cm" draw:marker-end-width="0.24cm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8cm" draw:shadow-offset-y="0.08cm" draw:shadow-color="#4c4c4c" draw:shadow-opacity="70%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1.425cm" fo:padding-top="0.03cm" fo:padding-bottom="0.03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2.403cm" fo:padding-top="0.03cm" fo:padding-bottom="0.03cm" fo:padding-left="0.05cm" fo:padding-right="0.05cm"/>
    </style:style>
    <style:style style:name="gr21" style:family="graphic" style:parent-style-name="standard">
      <style:graphic-properties svg:stroke-width="0.02cm" svg:stroke-color="#000000" draw:marker-start-width="0.23cm" draw:marker-end-width="0.23cm" draw:fill-color="#e5e4df" draw:textarea-horizontal-align="justify" draw:textarea-vertical-align="middle" draw:auto-grow-height="false" fo:padding-top="0.135cm" fo:padding-bottom="0.135cm" fo:padding-left="0.26cm" fo:padding-right="0.26cm" draw:shadow="visible" draw:shadow-offset-x="0.1cm" draw:shadow-offset-y="0.1cm" draw:shadow-color="#e6e6ff" draw:shadow-opacity="70%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3.175cm" fo:padding-top="0.03cm" fo:padding-bottom="0.03cm" fo:padding-left="0.05cm" fo:padding-right="0.0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68cm" fo:min-width="0cm" fo:padding-top="0.03cm" fo:padding-bottom="0.03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size-complex="18pt"/>
    </style:style>
    <style:style style:name="P3" style:family="paragraph">
      <style:paragraph-properties fo:text-align="center"/>
      <style:text-properties fo:color="#000000" fo:font-family="'Liberation Sans'" style:font-style-name="Standard" style:font-family-generic="swiss" style:font-pitch="variable" fo:font-size="12pt" fo:font-weight="normal" style:font-size-asian="18pt" style:font-size-complex="18pt"/>
    </style:style>
    <style:style style:name="P4" style:family="paragraph">
      <style:text-properties fo:color="#000000" fo:font-family="'DejaVu Sans'" style:font-style-name="Book" style:font-family-generic="swiss" style:font-pitch="variable" fo:font-size="11pt" style:font-size-asian="18pt" style:font-size-complex="18pt"/>
    </style:style>
    <style:style style:name="P5" style:family="paragraph">
      <style:paragraph-properties fo:text-align="center"/>
      <style:text-properties fo:font-size="13pt" fo:font-weight="bold" style:font-size-asian="18pt" style:font-size-complex="18pt"/>
    </style:style>
    <style:style style:name="P6" style:family="paragraph">
      <style:paragraph-properties fo:text-align="center"/>
      <style:text-properties fo:color="#000000" fo:font-family="'Liberation Sans'" style:font-style-name="Standard" style:font-family-generic="swiss" style:font-pitch="variable" fo:font-size="12pt" fo:font-style="normal" fo:font-weight="normal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color="#000000" fo:font-family="'Liberation Sans'" style:font-style-name="Standard" style:font-family-generic="swiss" style:font-pitch="variable" fo:font-size="12pt" fo:font-weight="normal" style:font-size-asian="18pt" style:font-size-complex="18pt"/>
    </style:style>
    <style:style style:name="T3" style:family="text">
      <style:text-properties fo:color="#000000" fo:font-family="'DejaVu Sans'" style:font-style-name="Book" style:font-family-generic="swiss" style:font-pitch="variable" fo:font-size="11pt" style:font-size-asian="18pt" style:font-size-complex="18pt"/>
    </style:style>
    <style:style style:name="T4" style:family="text">
      <style:text-properties fo:color="#000000" fo:font-family="'Liberation Sans'" style:font-style-name="Standard" style:font-family-generic="swiss" style:font-pitch="variable" fo:font-size="12pt" fo:font-weight="normal" style:font-size-asian="18pt" style:font-weight-asian="bold" style:font-size-complex="18pt" style:font-weight-complex="bold"/>
    </style:style>
    <style:style style:name="T5" style:family="text">
      <style:text-properties fo:font-size="13pt" fo:font-weight="bold" style:font-size-asian="18pt" style:font-size-complex="18pt"/>
    </style:style>
    <style:style style:name="T6" style:family="text">
      <style:text-properties fo:color="#000000" fo:font-family="'Liberation Sans'" style:font-style-name="Standard" style:font-family-generic="swiss" style:font-pitch="variable" fo:font-size="12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.5cm" svg:x="10.6cm" svg:y="9.142cm">
          <text:p text:style-name="P1"><text:span text:style-name="T1">Specific</text:span><text:span text:style-name="T1"><text:line-break/></text:span><text:span text:style-name="T1">Tar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cm" svg:height="1.5cm" svg:x="6.249cm" svg:y="9.144cm">
          <text:p text:style-name="P1"><text:span text:style-name="T1">Specific</text:span><text:span text:style-name="T1"><text:line-break/></text:span><text:span text:style-name="T1">Bo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5cm" svg:height="1.1cm" svg:x="6.524cm" svg:y="11.914cm">
          <text:p text:style-name="P1"><text:span text:style-name="T2">„</text:span><text:span text:style-name="T2">Determination </text:span><text:span text:style-name="T2"><text:line-break/></text:span><text:span text:style-name="T2">comment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8.019cm" svg:y1="10.644cm" svg:x2="7.979cm" svg:y2="11.994cm">
          <text:p/>
        </draw:line>
        <draw:frame draw:style-name="gr5" draw:text-style-name="P4" draw:layer="layout" svg:width="3.992cm" svg:height="0.514cm" svg:x="6.109cm" svg:y="10.844cm">
          <draw:text-box>
            <text:p><text:span text:style-name="T3">dcterms:description</text:span></text:p>
          </draw:text-box>
        </draw:frame>
        <draw:custom-shape draw:style-name="gr6" draw:text-style-name="P3" draw:layer="layout" svg:width="3.31cm" svg:height="1.35cm" svg:x="1.56cm" svg:y="11.004cm">
          <text:p text:style-name="P1"><text:span text:style-name="T2">dctypes:</text:span><text:span text:style-name="T2"><text:line-break/></text:span><text:span text:style-name="T2">Datase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19cm" svg:y1="9.9cm" svg:x2="3.82cm" svg:y2="9.9cm">
          <text:p/>
        </draw:line>
        <draw:line draw:style-name="gr4" draw:text-style-name="P1" draw:layer="layout" svg:x1="13.83cm" svg:y1="10.29cm" svg:x2="16.48cm" svg:y2="11.93cm">
          <text:p/>
        </draw:line>
        <draw:frame draw:style-name="gr5" draw:text-style-name="P4" draw:layer="layout" svg:width="2.731cm" svg:height="0.514cm" svg:x="13.83cm" svg:y="10.755cm">
          <draw:text-box>
            <text:p><text:span text:style-name="T3">oa:hasSource</text:span></text:p>
          </draw:text-box>
        </draw:frame>
        <draw:custom-shape draw:style-name="gr7" draw:text-style-name="P2" draw:layer="layout" svg:width="3.5cm" svg:height="1.5cm" svg:x="12.06cm" svg:y="12.29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cm" svg:y1="6.88cm" svg:x2="8.7cm" svg:y2="9.18cm">
          <text:p/>
        </draw:line>
        <draw:frame draw:style-name="gr9" draw:text-style-name="P4" draw:layer="layout" svg:width="2.371cm" svg:height="0.59cm" svg:x="7.95cm" svg:y="7.795cm">
          <draw:text-box>
            <text:p><text:span text:style-name="T3">oa:hasBody</text:span></text:p>
          </draw:text-box>
        </draw:frame>
        <draw:custom-shape draw:style-name="gr10" draw:text-style-name="P1" draw:layer="layout" svg:width="8.74cm" svg:height="4.77cm" svg:x="1.2cm" svg:y="8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2.315cm" svg:y1="10.66cm" svg:x2="13.7cm" svg:y2="12.33cm">
          <text:p/>
        </draw:line>
        <draw:frame draw:style-name="gr5" draw:text-style-name="P4" draw:layer="layout" svg:width="2.422cm" svg:height="0.514cm" svg:x="11.163cm" svg:y="10.955cm">
          <draw:text-box>
            <text:p><text:span text:style-name="T3">oa:hasState</text:span></text:p>
          </draw:text-box>
        </draw:frame>
        <draw:custom-shape draw:style-name="gr6" draw:text-style-name="P3" draw:layer="layout" svg:width="2.95cm" svg:height="1.1cm" svg:x="10.44cm" svg:y="14.74cm">
          <text:p text:style-name="P1"><text:span text:style-name="T2">„</text:span><text:span text:style-name="T2">2012-09-05</text:span><text:span text:style-name="T2"><text:line-break/></text:span><text:span text:style-name="T2">T16:55:01.92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2.85cm" svg:y1="13.73cm" svg:x2="11.85cm" svg:y2="14.79cm">
          <text:p/>
        </draw:line>
        <draw:frame draw:style-name="gr5" draw:text-style-name="P4" draw:layer="layout" svg:width="1.757cm" svg:height="0.514cm" svg:x="11.109cm" svg:y="13.84cm">
          <draw:text-box>
            <text:p><text:span text:style-name="T3">oa:when</text:span></text:p>
          </draw:text-box>
        </draw:frame>
        <draw:custom-shape draw:style-name="gr6" draw:text-style-name="P3" draw:layer="layout" svg:width="4.09cm" svg:height="2.01cm" svg:x="13.45cm" svg:y="15.8cm">
          <text:p text:style-name="P1"><text:span text:style-name="T2">„</text:span><text:span text:style-name="T4">urn:annosys:BGBM:</text:span><text:span text:style-name="T4"><text:line-break/></text:span><text:span text:style-name="T4">Herbar:0001</text:span><text:span text:style-name="T2">:</text:span><text:span text:style-name="T2"><text:line-break/></text:span><text:span text:style-name="T2">1346856901920:</text:span><text:span text:style-name="T2"><text:line-break/></text:span><text:span text:style-name="T2">abcd2.06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4.28cm" svg:y1="13.73cm" svg:x2="14.92cm" svg:y2="15.72cm">
          <text:p/>
        </draw:line>
        <draw:frame draw:style-name="gr5" draw:text-style-name="P4" draw:layer="layout" svg:width="3.446cm" svg:height="0.514cm" svg:x="13.16cm" svg:y="14.015cm">
          <draw:text-box>
            <text:p><text:span text:style-name="T3">oa:cachedSource</text:span></text:p>
          </draw:text-box>
        </draw:frame>
        <draw:custom-shape draw:style-name="gr1" draw:text-style-name="P5" draw:layer="layout" svg:width="3.5cm" svg:height="1.5cm" svg:x="16.018cm" svg:y="11.88cm">
          <text:p text:style-name="P1"><text:span text:style-name="T5">urn:guid:</text:span><text:span text:style-name="T5"><text:line-break/></text:span><text:span text:style-name="T5">BGBM:Herbar:</text:span><text:span text:style-name="T5"><text:line-break/></text:span><text:span text:style-name="T5">000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4cm" svg:height="1.1cm" svg:x="16.568cm" svg:y="14.49cm">
          <text:p text:style-name="P1"><text:span text:style-name="T2">„</text:span><text:span text:style-name="T2">application/</text:span><text:span text:style-name="T2"><text:line-break/></text:span><text:span text:style-name="T2">xml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7.768cm" svg:y1="13.37cm" svg:x2="17.768cm" svg:y2="14.51cm">
          <text:p/>
        </draw:line>
        <draw:frame draw:style-name="gr5" draw:text-style-name="P4" draw:layer="layout" svg:width="1.99cm" svg:height="0.514cm" svg:x="16.832cm" svg:y="13.564cm">
          <draw:text-box>
            <text:p><text:span text:style-name="T3">dc:format</text:span></text:p>
          </draw:text-box>
        </draw:frame>
        <draw:custom-shape draw:style-name="gr6" draw:text-style-name="P3" draw:layer="layout" svg:width="3.01cm" svg:height="1.27cm" svg:x="16.263cm" svg:y="9.257cm">
          <text:p text:style-name="P1"><text:span text:style-name="T2">dctypes:</text:span><text:span text:style-name="T2"><text:line-break/></text:span><text:span text:style-name="T2">Datase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753cm" svg:y1="11.8cm" svg:x2="17.783cm" svg:y2="10.58cm">
          <text:p/>
        </draw:line>
        <draw:frame draw:style-name="gr5" draw:text-style-name="P4" draw:layer="layout" svg:width="1.622cm" svg:height="0.514cm" svg:x="17.008cm" svg:y="11.023cm">
          <draw:text-box>
            <text:p><text:span text:style-name="T3">rdf:type</text:span></text:p>
          </draw:text-box>
        </draw:frame>
        <draw:custom-shape draw:style-name="gr6" draw:text-style-name="P3" draw:layer="layout" svg:width="2.4cm" svg:height="1.1cm" svg:x="1.44cm" svg:y="9.344cm">
          <text:p text:style-name="P1"><text:span text:style-name="T2">„</text:span><text:span text:style-name="T2">application/</text:span><text:span text:style-name="T2"><text:line-break/></text:span><text:span text:style-name="T2">rdf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6.6cm" svg:y1="10.404cm" svg:x2="4.9cm" svg:y2="11.414cm">
          <text:p/>
        </draw:line>
        <draw:frame draw:style-name="gr11" draw:text-style-name="P4" draw:layer="layout" svg:width="1.99cm" svg:height="0.572cm" svg:x="4.212cm" svg:y="9.608cm">
          <draw:text-box>
            <text:p><text:span text:style-name="T3">dc:format</text:span></text:p>
          </draw:text-box>
        </draw:frame>
        <draw:custom-shape draw:style-name="gr10" draw:text-style-name="P1" draw:layer="layout" svg:width="9.51cm" svg:height="9.54cm" svg:x="10.34cm" svg:y="8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0.95cm" svg:y1="6.85cm" svg:x2="12.12cm" svg:y2="9.1cm">
          <text:p/>
        </draw:line>
        <draw:frame draw:style-name="gr9" draw:text-style-name="P4" draw:layer="layout" svg:width="2.595cm" svg:height="0.59cm" svg:x="10.91cm" svg:y="7.795cm">
          <draw:text-box>
            <text:p><text:span text:style-name="T3">oa:hasTarget</text:span></text:p>
          </draw:text-box>
        </draw:frame>
        <draw:custom-shape draw:style-name="gr12" draw:text-style-name="P2" draw:layer="layout" svg:width="3.653cm" svg:height="1.5cm" svg:x="8.634cm" svg:y="5.377cm">
          <text:p text:style-name="P1"><text:span text:style-name="T1">Anno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512cm" svg:height="1.5cm" svg:x="14.509cm" svg:y="3.415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513cm" svg:height="1.5cm" svg:x="2.713cm" svg:y="3.415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1.695cm" svg:y1="5.59cm" svg:x2="14.605cm" svg:y2="4.39cm">
          <text:p/>
        </draw:line>
        <draw:frame draw:style-name="gr15" draw:text-style-name="P4" draw:layer="layout" svg:width="2.629cm" svg:height="0.514cm" svg:x="11.855cm" svg:y="4.805cm">
          <draw:text-box>
            <text:p><text:span text:style-name="T3">oa:generator</text:span></text:p>
          </draw:text-box>
        </draw:frame>
        <draw:line draw:style-name="gr4" draw:text-style-name="P1" draw:layer="layout" svg:x1="9.095cm" svg:y1="5.57cm" svg:x2="6.185cm" svg:y2="4.37cm">
          <text:p/>
        </draw:line>
        <draw:custom-shape draw:style-name="gr6" draw:text-style-name="P6" draw:layer="layout" svg:width="2.961cm" svg:height="1.1cm" svg:x="2.181cm" svg:y="5.577cm">
          <text:p text:style-name="P1"><text:span text:style-name="T6">„</text:span><text:span text:style-name="T6">2012-09-05T</text:span><text:span text:style-name="T6"><text:line-break/></text:span><text:span text:style-name="T6">16:55:37.557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8.654cm" svg:y1="6.122cm" svg:x2="5.142cm" svg:y2="6.132cm">
          <text:p/>
        </draw:line>
        <draw:frame draw:style-name="gr16" draw:text-style-name="P4" draw:layer="layout" svg:width="2.701cm" svg:height="0.514cm" svg:x="5.787cm" svg:y="5.86cm">
          <draw:text-box>
            <text:p><text:span text:style-name="T3">oa:annotated</text:span></text:p>
          </draw:text-box>
        </draw:frame>
        <draw:custom-shape draw:style-name="gr6" draw:text-style-name="P6" draw:layer="layout" svg:width="2.96cm" svg:height="1.1cm" svg:x="15.771cm" svg:y="5.577cm">
          <text:p text:style-name="P1"><text:span text:style-name="T6">„</text:span><text:span text:style-name="T6">2012-09-05T</text:span><text:span text:style-name="T6"><text:line-break/></text:span><text:span text:style-name="T6">16:55:01.920“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1" draw:layer="layout" svg:x1="12.267cm" svg:y1="6.132cm" svg:x2="15.779cm" svg:y2="6.122cm">
          <text:p/>
        </draw:line>
        <draw:frame draw:style-name="gr17" draw:text-style-name="P4" draw:layer="layout" svg:width="2.718cm" svg:height="0.895cm" svg:x="12.477cm" svg:y="5.86cm">
          <draw:text-box>
            <text:p><text:span text:style-name="T3">oa:generated</text:span></text:p>
          </draw:text-box>
        </draw:frame>
        <draw:custom-shape draw:style-name="gr18" draw:text-style-name="P6" draw:layer="layout" svg:width="3.312cm" svg:height="1.35cm" svg:x="11.062cm" svg:y="2.105cm">
          <text:p text:style-name="P1"><text:span text:style-name="T6">annosys:</text:span><text:span text:style-name="T6"><text:line-break/></text:span><text:span text:style-name="T6">Determin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23cm" svg:y1="5.42cm" svg:x2="12.738cm" svg:y2="3.55cm">
          <text:p/>
        </draw:line>
        <draw:frame draw:style-name="gr19" draw:text-style-name="P4" draw:layer="layout" svg:width="1.622cm" svg:height="0.514cm" svg:x="11.195cm" svg:y="4.035cm">
          <draw:text-box>
            <text:p><text:span text:style-name="T3">rdf:type</text:span></text:p>
          </draw:text-box>
        </draw:frame>
        <draw:custom-shape draw:style-name="gr10" draw:text-style-name="P1" draw:layer="layout" svg:width="17.07cm" svg:height="6.14cm" svg:x="1.96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4" draw:layer="layout" svg:width="2.612cm" svg:height="0.514cm" svg:x="6.727cm" svg:y="4.805cm">
          <draw:text-box>
            <text:p><text:span text:style-name="T3">oa:annotator</text:span></text:p>
          </draw:text-box>
        </draw:frame>
        <draw:custom-shape draw:style-name="gr21" draw:text-style-name="P2" draw:layer="layout" svg:width="3.512cm" svg:height="1.5cm" svg:x="6.507cm" svg:y="2.03cm">
          <text:p text:style-name="P1"><text:span text:style-name="T1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58cm" svg:y1="5.35cm" svg:x2="8.303cm" svg:y2="3.52cm">
          <text:p/>
        </draw:line>
        <draw:frame draw:style-name="gr22" draw:text-style-name="P4" draw:layer="layout" svg:width="3.357cm" svg:height="0.514cm" svg:x="7.701cm" svg:y="4.035cm">
          <draw:text-box>
            <text:p><text:span text:style-name="T3">oa:modelVersion</text:span></text:p>
          </draw:text-box>
        </draw:frame>
        <draw:frame draw:style-name="gr23" draw:text-style-name="P4" draw:layer="layout" svg:width="1.622cm" svg:height="0.528cm" svg:x="4.62cm" svg:y="10.459cm">
          <draw:text-box>
            <text:p><text:span text:style-name="T3">rdf: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tz Suhrbier</meta:initial-creator>
    <meta:creation-date>2012-09-10T10:20:34</meta:creation-date>
    <meta:generator>LibreOffice/3.5$Linux_X86_64 LibreOffice_project/350m1$Build-2</meta:generator>
    <dc:date>2012-11-19T14:46:54</dc:date>
    <dc:creator>Lutz Suhrbier</dc:creator>
    <meta:editing-duration>PT2H45M12S</meta:editing-duration>
    <meta:editing-cycles>11</meta:editing-cycles>
    <meta:document-statistic meta:object-count="55"/>
  </office:meta>
</office:document-meta>
</file>